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1F63B61FA97CF6334BD.png" manifest:media-type="image/png"/>
  <manifest:file-entry manifest:full-path="Pictures/10000201000001600000019026EA5EF3D9395C23.png" manifest:media-type="image/png"/>
  <manifest:file-entry manifest:full-path="Pictures/10000201000004A2000005C2EE0D1170BBC87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11in" loext:contextual-spacing="false"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P3" style:family="paragraph" style:parent-style-name="Standard">
      <style:paragraph-properties fo:margin-top="0.1665in" fo:margin-bottom="0.111in" loext:contextual-spacing="false" fo:text-align="center" style:justify-single-word="false"/>
      <style:text-properties fo:font-size="24pt" officeooo:rsid="00014298" officeooo:paragraph-rsid="00014298" style:font-size-asian="24pt" style:font-size-complex="7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72pt"/>
    </style:style>
    <style:style style:name="T2" style:family="text">
      <style:text-properties fo:font-size="80pt" officeooo:rsid="00001785" style:font-size-asian="80pt" style:font-size-complex="72pt"/>
    </style:style>
    <style:style style:name="T3" style:family="text">
      <style:text-properties fo:font-size="80pt" officeooo:rsid="00026912" style:font-size-asian="80pt" style:font-size-complex="72pt"/>
    </style:style>
    <style:style style:name="T4" style:family="text">
      <style:text-properties fo:font-size="80pt" officeooo:rsid="0002aa31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2" text:anchor-type="paragraph" svg:width="1.5in" svg:height="1.7in" draw:z-index="2"><draw:image xlink:href="Pictures/10000201000001600000019026EA5EF3D9395C23.png" xlink:type="simple" xlink:show="embed" xlink:actuate="onLoad" loext:mime-type="image/png"/></draw:frame></text:p>
      <text:p text:style-name="P3"><text:line-break/>Hackathon 2020</text:p>
      <text:p text:style-name="P1"><draw:frame draw:style-name="fr1" draw:name="Image1" text:anchor-type="paragraph" svg:x="7.6555in" svg:y="2.0827in" svg:width="2in" svg:height="2.4799in" draw:z-index="1"><draw:image xlink:href="Pictures/10000201000004A2000005C2EE0D1170BBC87705.png" xlink:type="simple" xlink:show="embed" xlink:actuate="onLoad" loext:mime-type="image/png"/></draw:frame><draw:frame text:anchor-type="char" draw:z-index="0" draw:style-name="gr1" draw:text-style-name="P4" svg:width="3.1524in" svg:height="1.8858in" svg:x="-0.6953in" svg:y="2.6425in"><draw:image xlink:href="Pictures/1000020100000349000001F63B61FA97CF6334BD.png" xlink:type="simple" xlink:show="embed" xlink:actuate="onLoad"><text:p/></draw:image></draw:frame><text:span text:style-name="T1"><text:s/></text:span><text:span text:style-name="T4">Storage</text:span><text:span text:style-name="T1">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ystal Yang</meta:initial-creator>
    <meta:editing-cycles>10</meta:editing-cycles>
    <meta:print-date>2019-10-31T22:13:34.736561811</meta:print-date>
    <meta:creation-date>2019-05-17T21:38:00</meta:creation-date>
    <dc:date>2020-02-06T00:08:51.342199951</dc:date>
    <meta:editing-duration>PT39M55S</meta:editing-duration>
    <meta:generator>LibreOffice/6.0.7.3$Linux_X86_64 LibreOffice_project/00m0$Build-3</meta:generator>
    <meta:document-statistic meta:table-count="0" meta:image-count="2" meta:object-count="0" meta:page-count="1" meta:paragraph-count="2" meta:word-count="4" meta:character-count="28" meta:non-whitespace-character-count="24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